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fo:font-size="15pt" officeooo:rsid="001212c3" officeooo:paragraph-rsid="00534452" style:font-size-asian="15pt" style:font-size-complex="15pt"/>
    </style:style>
    <style:style style:name="P2" style:family="paragraph" style:parent-style-name="Standard">
      <style:text-properties fo:color="#000000" loext:opacity="100%" fo:font-size="15pt" officeooo:rsid="001212c3" officeooo:paragraph-rsid="0005f516" style:font-size-asian="15pt" style:font-size-complex="15pt"/>
    </style:style>
    <style:style style:name="P3" style:family="paragraph" style:parent-style-name="Standard">
      <style:text-properties fo:color="#000000" loext:opacity="100%" fo:font-size="15pt" officeooo:rsid="002ee593" officeooo:paragraph-rsid="002ee593" style:font-size-asian="15pt" style:font-size-complex="15pt"/>
    </style:style>
    <style:style style:name="P4" style:family="paragraph" style:parent-style-name="Standard">
      <style:text-properties fo:color="#000000" loext:opacity="100%" fo:font-size="15pt" officeooo:rsid="002ee593" officeooo:paragraph-rsid="0031064f" style:font-size-asian="15pt" style:font-size-complex="15pt"/>
    </style:style>
    <style:style style:name="P5" style:family="paragraph" style:parent-style-name="Standard">
      <style:text-properties fo:color="#000000" loext:opacity="100%" fo:font-size="15pt" officeooo:rsid="002ee593" officeooo:paragraph-rsid="003a804c" style:font-size-asian="15pt" style:font-size-complex="15pt"/>
    </style:style>
    <style:style style:name="P6" style:family="paragraph" style:parent-style-name="Standard">
      <style:text-properties fo:color="#000000" loext:opacity="100%" fo:font-size="15pt" officeooo:rsid="002ee593" officeooo:paragraph-rsid="003bd21c" style:font-size-asian="15pt" style:font-size-complex="15pt"/>
    </style:style>
    <style:style style:name="P7" style:family="paragraph" style:parent-style-name="Standard">
      <style:text-properties fo:color="#000000" loext:opacity="100%" fo:font-size="15pt" officeooo:rsid="002ee593" officeooo:paragraph-rsid="00452eba" style:font-size-asian="15pt" style:font-size-complex="15pt"/>
    </style:style>
    <style:style style:name="P8" style:family="paragraph" style:parent-style-name="Standard">
      <style:text-properties fo:color="#000000" loext:opacity="100%" fo:font-size="15pt" officeooo:rsid="002ee593" officeooo:paragraph-rsid="00480ea7" style:font-size-asian="15pt" style:font-size-complex="15pt"/>
    </style:style>
    <style:style style:name="P9" style:family="paragraph" style:parent-style-name="Standard">
      <style:text-properties fo:color="#000000" loext:opacity="100%" fo:font-size="15pt" officeooo:rsid="002ee593" officeooo:paragraph-rsid="004a398c" style:font-size-asian="15pt" style:font-size-complex="15pt"/>
    </style:style>
    <style:style style:name="P10" style:family="paragraph" style:parent-style-name="Standard">
      <style:text-properties fo:color="#000000" loext:opacity="100%" fo:font-size="15pt" officeooo:rsid="002ee593" officeooo:paragraph-rsid="00534452" style:font-size-asian="15pt" style:font-size-complex="15pt"/>
    </style:style>
    <style:style style:name="P11" style:family="paragraph" style:parent-style-name="Standard">
      <style:text-properties fo:color="#000000" loext:opacity="100%" fo:font-size="15pt" officeooo:rsid="002ee593" officeooo:paragraph-rsid="006e5275" style:font-size-asian="15pt" style:font-size-complex="15pt"/>
    </style:style>
    <style:style style:name="P12" style:family="paragraph" style:parent-style-name="Standard">
      <style:text-properties fo:color="#000000" loext:opacity="100%" fo:font-size="15pt" officeooo:rsid="002ee593" officeooo:paragraph-rsid="00729623" style:font-size-asian="15pt" style:font-size-complex="15pt"/>
    </style:style>
    <style:style style:name="P13" style:family="paragraph" style:parent-style-name="Standard">
      <style:text-properties fo:color="#000000" loext:opacity="100%" fo:font-size="15pt" officeooo:rsid="002ee593" officeooo:paragraph-rsid="0081cb9e" style:font-size-asian="15pt" style:font-size-complex="15pt"/>
    </style:style>
    <style:style style:name="P14" style:family="paragraph" style:parent-style-name="Standard">
      <style:text-properties fo:color="#000000" loext:opacity="100%" fo:font-size="15pt" officeooo:rsid="002ee593" officeooo:paragraph-rsid="008470fc" style:font-size-asian="15pt" style:font-size-complex="15pt"/>
    </style:style>
    <style:style style:name="P15" style:family="paragraph" style:parent-style-name="Standard">
      <style:text-properties fo:color="#000000" loext:opacity="100%" fo:font-size="15pt" officeooo:rsid="002ee593" officeooo:paragraph-rsid="0096aa60" style:font-size-asian="15pt" style:font-size-complex="15pt"/>
    </style:style>
    <style:style style:name="P16" style:family="paragraph" style:parent-style-name="Standard">
      <style:text-properties fo:color="#000000" loext:opacity="100%" fo:font-size="15pt" officeooo:rsid="002ee593" officeooo:paragraph-rsid="00a39a1a" style:font-size-asian="15pt" style:font-size-complex="15pt"/>
    </style:style>
    <style:style style:name="P17" style:family="paragraph" style:parent-style-name="Standard">
      <style:text-properties fo:color="#000000" loext:opacity="100%" fo:font-size="15pt" officeooo:rsid="002ee593" officeooo:paragraph-rsid="00ac87b2" style:font-size-asian="15pt" style:font-size-complex="15pt"/>
    </style:style>
    <style:style style:name="P18" style:family="paragraph" style:parent-style-name="Standard">
      <style:text-properties fo:color="#000000" loext:opacity="100%" fo:font-size="15pt" officeooo:rsid="0089bca8" officeooo:paragraph-rsid="0089bca8" style:font-size-asian="15pt" style:font-size-complex="15pt"/>
    </style:style>
    <style:style style:name="P19" style:family="paragraph" style:parent-style-name="Standard">
      <style:text-properties fo:color="#000000" loext:opacity="100%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5pt" fo:font-weight="bold" officeooo:rsid="002ee593" officeooo:paragraph-rsid="00534452" style:font-size-asian="15pt" style:font-weight-asian="bold" style:font-size-complex="15pt" style:font-weight-complex="bold"/>
    </style:style>
    <style:style style:name="P22" style:family="paragraph" style:parent-style-name="Standard">
      <style:text-properties fo:color="#000000" loext:opacity="100%" fo:font-size="15pt" fo:font-weight="bold" officeooo:rsid="002ee593" officeooo:paragraph-rsid="00534452" style:font-size-asian="15pt" style:font-weight-asian="bold" style:font-size-complex="15pt" style:font-weight-complex="bold"/>
    </style:style>
    <style:style style:name="P23" style:family="paragraph" style:parent-style-name="Standard">
      <style:text-properties fo:color="#000000" loext:opacity="100%" fo:font-size="15pt" fo:font-weight="bold" officeooo:rsid="002ee593" officeooo:paragraph-rsid="00ac87b2" style:font-size-asian="15pt" style:font-weight-asian="bold" style:font-size-complex="15pt" style:font-weight-complex="bold"/>
    </style:style>
    <style:style style:name="P24" style:family="paragraph" style:parent-style-name="Standard">
      <style:text-properties fo:color="#000000" loext:opacity="100%" fo:font-size="15pt" fo:font-weight="bold" officeooo:rsid="003bd21c" officeooo:paragraph-rsid="003bd21c" style:font-size-asian="15pt" style:font-weight-asian="bold" style:font-size-complex="15pt" style:font-weight-complex="bold"/>
    </style:style>
    <style:style style:name="P25" style:family="paragraph" style:parent-style-name="Standard">
      <style:text-properties fo:color="#000000" loext:opacity="100%" fo:font-size="15pt" fo:font-weight="bold" officeooo:rsid="003bd21c" officeooo:paragraph-rsid="0031064f" style:font-size-asian="15pt" style:font-weight-asian="bold" style:font-size-complex="15pt" style:font-weight-complex="bold"/>
    </style:style>
    <style:style style:name="P26" style:family="paragraph" style:parent-style-name="Standard">
      <style:text-properties fo:color="#000000" loext:opacity="100%" fo:font-size="15pt" fo:font-weight="bold" officeooo:rsid="00598685" officeooo:paragraph-rsid="00534452" style:font-size-asian="15pt" style:font-weight-asian="bold" style:font-size-complex="15pt" style:font-weight-complex="bold"/>
    </style:style>
    <style:style style:name="P27" style:family="paragraph" style:parent-style-name="Standard">
      <style:text-properties fo:color="#000000" loext:opacity="100%" fo:font-size="15pt" fo:font-weight="bold" officeooo:rsid="00b03f62" officeooo:paragraph-rsid="00b03f62" style:font-size-asian="15pt" style:font-weight-asian="bold" style:font-size-complex="15pt" style:font-weight-complex="bold"/>
    </style:style>
    <style:style style:name="P28" style:family="paragraph" style:parent-style-name="Standard">
      <style:text-properties fo:color="#000000" loext:opacity="100%" fo:font-size="15pt" fo:font-weight="normal" officeooo:rsid="002ee593" officeooo:paragraph-rsid="0031064f" style:font-size-asian="15pt" style:font-weight-asian="normal" style:font-size-complex="15pt" style:font-weight-complex="normal"/>
    </style:style>
    <style:style style:name="P29" style:family="paragraph" style:parent-style-name="Standard">
      <style:text-properties fo:color="#000000" loext:opacity="100%" fo:font-size="15pt" fo:font-weight="normal" officeooo:rsid="002ee593" officeooo:paragraph-rsid="00534452" style:font-size-asian="15pt" style:font-weight-asian="normal" style:font-size-complex="15pt" style:font-weight-complex="normal"/>
    </style:style>
    <style:style style:name="P30" style:family="paragraph" style:parent-style-name="Standard">
      <style:text-properties fo:color="#000000" loext:opacity="100%" fo:font-size="15pt" fo:font-weight="normal" officeooo:rsid="002ee593" officeooo:paragraph-rsid="0096aa60" style:font-size-asian="15pt" style:font-weight-asian="normal" style:font-size-complex="15pt" style:font-weight-complex="normal"/>
    </style:style>
    <style:style style:name="P31" style:family="paragraph" style:parent-style-name="Standard">
      <style:text-properties fo:color="#000000" loext:opacity="100%" fo:font-size="15pt" fo:font-weight="normal" officeooo:rsid="002ee593" officeooo:paragraph-rsid="00b7977e" style:font-size-asian="15pt" style:font-weight-asian="normal" style:font-size-complex="15pt" style:font-weight-complex="normal"/>
    </style:style>
    <style:style style:name="P32" style:family="paragraph" style:parent-style-name="Standard">
      <style:text-properties fo:color="#000000" loext:opacity="100%" fo:font-size="15pt" fo:font-weight="normal" officeooo:rsid="002ee593" officeooo:paragraph-rsid="00b89b4d" style:font-size-asian="15pt" style:font-weight-asian="normal" style:font-size-complex="15pt" style:font-weight-complex="normal"/>
    </style:style>
    <style:style style:name="P33" style:family="paragraph" style:parent-style-name="Standard">
      <style:text-properties fo:color="#000000" loext:opacity="100%" fo:font-size="15pt" fo:font-weight="normal" officeooo:rsid="002ee593" officeooo:paragraph-rsid="00bdc0a5" style:font-size-asian="15pt" style:font-weight-asian="normal" style:font-size-complex="15pt" style:font-weight-complex="normal"/>
    </style:style>
    <style:style style:name="P34" style:family="paragraph" style:parent-style-name="Standard">
      <style:text-properties fo:color="#000000" loext:opacity="100%" fo:font-size="15pt" fo:font-weight="normal" officeooo:rsid="002ee593" officeooo:paragraph-rsid="00c5b1bf" style:font-size-asian="15pt" style:font-weight-asian="normal" style:font-size-complex="15pt" style:font-weight-complex="normal"/>
    </style:style>
    <style:style style:name="P35" style:family="paragraph" style:parent-style-name="Standard">
      <style:text-properties fo:color="#000000" loext:opacity="100%" fo:font-size="15pt" fo:font-weight="normal" officeooo:rsid="0056857a" officeooo:paragraph-rsid="00659f18" style:font-size-asian="15pt" style:font-weight-asian="normal" style:font-size-complex="15pt" style:font-weight-complex="normal"/>
    </style:style>
    <style:style style:name="P36" style:family="paragraph" style:parent-style-name="Standard">
      <style:text-properties fo:color="#000000" loext:opacity="100%" fo:font-size="15pt" fo:font-weight="normal" officeooo:rsid="0056857a" officeooo:paragraph-rsid="00ac87b2" style:font-size-asian="15pt" style:font-weight-asian="normal" style:font-size-complex="15pt" style:font-weight-complex="normal"/>
    </style:style>
    <style:style style:name="P37" style:family="paragraph" style:parent-style-name="Standard">
      <style:text-properties fo:color="#000000" loext:opacity="100%" fo:font-size="15pt" fo:font-weight="normal" officeooo:rsid="00a072f7" officeooo:paragraph-rsid="00a072f7" style:font-size-asian="15pt" style:font-weight-asian="normal" style:font-size-complex="15pt" style:font-weight-complex="normal"/>
    </style:style>
    <style:style style:name="P38" style:family="paragraph" style:parent-style-name="Standard">
      <style:text-properties fo:color="#000000" loext:opacity="100%" fo:font-size="15pt" fo:font-weight="normal" officeooo:rsid="00b2466e" officeooo:paragraph-rsid="00b2466e" style:font-size-asian="15pt" style:font-weight-asian="normal" style:font-size-complex="15pt" style:font-weight-complex="normal"/>
    </style:style>
    <style:style style:name="P39" style:family="paragraph" style:parent-style-name="Standard">
      <style:text-properties fo:color="#000000" loext:opacity="100%" fo:font-size="14pt" officeooo:rsid="002ee593" officeooo:paragraph-rsid="003bd21c" style:font-size-asian="14pt" style:font-size-complex="14pt"/>
    </style:style>
    <style:style style:name="P40" style:family="paragraph" style:parent-style-name="Standard">
      <style:text-properties fo:color="#000000" loext:opacity="100%" fo:font-size="14pt" officeooo:rsid="003a804c" officeooo:paragraph-rsid="003a804c" style:font-size-asian="14pt" style:font-size-complex="14pt"/>
    </style:style>
    <style:style style:name="P41" style:family="paragraph" style:parent-style-name="Standard">
      <style:text-properties fo:color="#000000" loext:opacity="100%" fo:font-size="14pt" officeooo:rsid="0050cf6b" officeooo:paragraph-rsid="004a398c" style:font-size-asian="14pt" style:font-size-complex="14pt"/>
    </style:style>
    <style:style style:name="P42" style:family="paragraph" style:parent-style-name="Standard">
      <style:text-properties fo:color="#2a6099" loext:opacity="100%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43" style:family="paragraph" style:parent-style-name="Standard">
      <style:text-properties fo:color="#81d41a" loext:opacity="100%" fo:font-size="15pt" fo:font-weight="normal" officeooo:rsid="00c9786b" officeooo:paragraph-rsid="00c9786b" style:font-size-asian="15pt" style:font-weight-asian="normal" style:font-size-complex="15pt" style:font-weight-complex="normal"/>
    </style:style>
    <style:style style:name="P44" style:family="paragraph" style:parent-style-name="Standard">
      <style:text-properties fo:color="#81d41a" loext:opacity="100%" fo:font-size="15pt" fo:font-weight="normal" officeooo:rsid="004c14ec" officeooo:paragraph-rsid="00b7977e" style:font-size-asian="15pt" style:font-weight-asian="normal" style:font-size-complex="15pt" style:font-weight-complex="normal"/>
    </style:style>
    <style:style style:name="P45" style:family="paragraph" style:parent-style-name="Standard">
      <style:text-properties fo:color="#81d41a" loext:opacity="100%" fo:font-size="15pt" fo:font-weight="normal" officeooo:rsid="00c2af97" officeooo:paragraph-rsid="00bdc0a5" style:font-size-asian="15pt" style:font-weight-asian="normal" style:font-size-complex="15pt" style:font-weight-complex="normal"/>
    </style:style>
    <style:style style:name="P46" style:family="paragraph" style:parent-style-name="Standard">
      <style:text-properties fo:color="#81d41a" loext:opacity="100%" fo:font-size="15pt" fo:font-weight="normal" officeooo:rsid="00dff8da" officeooo:paragraph-rsid="00dff8da" style:font-size-asian="15pt" style:font-weight-asian="normal" style:font-size-complex="15pt" style:font-weight-complex="normal"/>
    </style:style>
    <style:style style:name="P47" style:family="paragraph" style:parent-style-name="Standard">
      <style:text-properties fo:color="#81d41a" loext:opacity="100%" fo:font-size="15pt" fo:font-weight="normal" officeooo:rsid="002ee593" officeooo:paragraph-rsid="00dff8da" style:font-size-asian="15pt" style:font-weight-asian="normal" style:font-size-complex="15pt" style:font-weight-complex="normal"/>
    </style:style>
    <style:style style:name="P48" style:family="paragraph" style:parent-style-name="Standard">
      <style:text-properties fo:color="#81d41a" loext:opacity="100%" fo:font-size="15pt" fo:font-weight="normal" officeooo:rsid="00e76d35" officeooo:paragraph-rsid="00e76d35" style:font-size-asian="15pt" style:font-weight-asian="normal" style:font-size-complex="15pt" style:font-weight-complex="normal"/>
    </style:style>
    <style:style style:name="P49" style:family="paragraph" style:parent-style-name="Standard">
      <style:text-properties fo:color="#81d41a" loext:opacity="100%" fo:font-size="15pt" fo:font-weight="normal" officeooo:rsid="01019b82" officeooo:paragraph-rsid="01019b82" style:font-size-asian="15pt" style:font-weight-asian="normal" style:font-size-complex="15pt" style:font-weight-complex="normal"/>
    </style:style>
    <style:style style:name="P50" style:family="paragraph" style:parent-style-name="Standard">
      <style:text-properties fo:color="#81d41a" loext:opacity="100%" fo:font-size="15pt" fo:font-weight="normal" officeooo:rsid="010a4b75" officeooo:paragraph-rsid="010a4b75" style:font-size-asian="15pt" style:font-weight-asian="normal" style:font-size-complex="15pt" style:font-weight-complex="normal"/>
    </style:style>
    <style:style style:name="P51" style:family="paragraph" style:parent-style-name="Standard">
      <style:text-properties fo:color="#81d41a" loext:opacity="100%" fo:font-size="15pt" fo:font-weight="normal" officeooo:rsid="010fb23f" officeooo:paragraph-rsid="010fb23f" style:font-size-asian="15pt" style:font-weight-asian="normal" style:font-size-complex="15pt" style:font-weight-complex="normal"/>
    </style:style>
    <style:style style:name="P52" style:family="paragraph" style:parent-style-name="Standard">
      <style:text-properties fo:color="#81d41a" loext:opacity="100%" fo:font-size="15pt" fo:font-weight="normal" officeooo:rsid="011a97fa" officeooo:paragraph-rsid="011a97fa" style:font-size-asian="15pt" style:font-weight-asian="normal" style:font-size-complex="15pt" style:font-weight-complex="normal"/>
    </style:style>
    <style:style style:name="P53" style:family="paragraph" style:parent-style-name="Standard">
      <style:text-properties fo:color="#81d41a" loext:opacity="100%" fo:font-size="15pt" officeooo:rsid="00ef8d40" officeooo:paragraph-rsid="00ef8d40" style:font-size-asian="15pt" style:font-size-complex="15pt"/>
    </style:style>
    <style:style style:name="P54" style:family="paragraph" style:parent-style-name="Standard">
      <style:text-properties fo:color="#81d41a" loext:opacity="100%" fo:font-size="15pt" officeooo:rsid="00f06485" officeooo:paragraph-rsid="00f222bb" style:font-size-asian="15pt" style:font-size-complex="15pt"/>
    </style:style>
    <style:style style:name="P55" style:family="paragraph" style:parent-style-name="Standard">
      <style:text-properties fo:color="#81d41a" loext:opacity="100%" fo:font-size="15pt" officeooo:rsid="00f5dfd1" officeooo:paragraph-rsid="00f5dfd1" style:font-size-asian="15pt" style:font-size-complex="15pt"/>
    </style:style>
    <style:style style:name="P56" style:family="paragraph" style:parent-style-name="Standard">
      <style:text-properties fo:color="#81d41a" loext:opacity="100%" fo:font-size="15pt" officeooo:rsid="00fbc525" officeooo:paragraph-rsid="011579ba" style:font-size-asian="15pt" style:font-size-complex="15pt"/>
    </style:style>
    <style:style style:name="P57" style:family="paragraph" style:parent-style-name="Standard">
      <style:text-properties fo:color="#000000" loext:opacity="100%" fo:font-size="15pt" fo:font-weight="bold" officeooo:rsid="00c007fb" officeooo:paragraph-rsid="00b7977e" style:font-size-asian="15pt" style:font-weight-asian="bold" style:font-size-complex="15pt" style:font-weight-complex="bold"/>
    </style:style>
    <style:style style:name="P58" style:family="paragraph" style:parent-style-name="Standard">
      <style:text-properties fo:color="#000000" loext:opacity="100%" fo:font-size="15pt" fo:font-weight="bold" officeooo:rsid="004c14ec" officeooo:paragraph-rsid="00cae35e" style:font-size-asian="15pt" style:font-weight-asian="bold" style:font-size-complex="15pt" style:font-weight-complex="bold"/>
    </style:style>
    <style:style style:name="P59" style:family="paragraph" style:parent-style-name="Standard">
      <style:text-properties fo:color="#000000" loext:opacity="100%" fo:font-size="15pt" fo:font-weight="bold" officeooo:rsid="00ddb572" officeooo:paragraph-rsid="00ddb572" style:font-size-asian="15pt" style:font-weight-asian="bold" style:font-size-complex="15pt" style:font-weight-complex="bold"/>
    </style:style>
    <style:style style:name="P60" style:family="paragraph" style:parent-style-name="Standard">
      <style:text-properties fo:color="#000000" loext:opacity="100%" fo:font-size="15pt" fo:font-weight="normal" officeooo:rsid="004c14ec" officeooo:paragraph-rsid="00bdc0a5" style:font-size-asian="15pt" style:font-weight-asian="normal" style:font-size-complex="15pt" style:font-weight-complex="normal"/>
    </style:style>
    <style:style style:name="P61" style:family="paragraph" style:parent-style-name="Standard">
      <style:text-properties fo:color="#000000" loext:opacity="100%" fo:font-size="15pt" fo:font-weight="normal" officeooo:rsid="004c14ec" officeooo:paragraph-rsid="00c5b1bf" style:font-size-asian="15pt" style:font-weight-asian="normal" style:font-size-complex="15pt" style:font-weight-complex="normal"/>
    </style:style>
    <style:style style:name="P62" style:family="paragraph" style:parent-style-name="Standard">
      <style:text-properties fo:color="#000000" loext:opacity="100%" fo:font-size="15pt" fo:font-weight="normal" officeooo:rsid="004c14ec" officeooo:paragraph-rsid="00c714f6" style:font-size-asian="15pt" style:font-weight-asian="normal" style:font-size-complex="15pt" style:font-weight-complex="normal"/>
    </style:style>
    <style:style style:name="P63" style:family="paragraph" style:parent-style-name="Standard">
      <style:text-properties fo:color="#000000" loext:opacity="100%" fo:font-size="15pt" fo:font-weight="normal" officeooo:rsid="0056857a" officeooo:paragraph-rsid="00659f18" style:font-size-asian="15pt" style:font-weight-asian="normal" style:font-size-complex="15pt" style:font-weight-complex="normal"/>
    </style:style>
    <style:style style:name="P64" style:family="paragraph" style:parent-style-name="Standard">
      <style:text-properties fo:color="#000000" loext:opacity="100%" fo:font-size="15pt" fo:font-weight="normal" officeooo:rsid="00ddb572" officeooo:paragraph-rsid="00ddb572" style:font-size-asian="15pt" style:font-weight-asian="normal" style:font-size-complex="15pt" style:font-weight-complex="normal"/>
    </style:style>
    <style:style style:name="P65" style:family="paragraph" style:parent-style-name="Standard">
      <style:text-properties fo:color="#000000" loext:opacity="100%" fo:font-size="15pt" fo:font-weight="normal" officeooo:rsid="002ee593" officeooo:paragraph-rsid="0096aa60" style:font-size-asian="15pt" style:font-weight-asian="normal" style:font-size-complex="15pt" style:font-weight-complex="normal"/>
    </style:style>
    <style:style style:name="P66" style:family="paragraph" style:parent-style-name="Standard">
      <style:text-properties fo:color="#000000" loext:opacity="100%" fo:font-size="15pt" fo:font-weight="normal" officeooo:rsid="002ee593" officeooo:paragraph-rsid="00dff8da" style:font-size-asian="15pt" style:font-weight-asian="normal" style:font-size-complex="15pt" style:font-weight-complex="normal"/>
    </style:style>
    <style:style style:name="P67" style:family="paragraph" style:parent-style-name="Standard">
      <style:text-properties fo:color="#000000" loext:opacity="100%" fo:font-size="15pt" fo:font-weight="normal" officeooo:rsid="002ee593" officeooo:paragraph-rsid="00b7977e" style:font-size-asian="15pt" style:font-weight-asian="normal" style:font-size-complex="15pt" style:font-weight-complex="normal"/>
    </style:style>
    <style:style style:name="P68" style:family="paragraph" style:parent-style-name="Standard">
      <style:text-properties fo:color="#000000" loext:opacity="100%" fo:font-size="15pt" fo:font-weight="normal" officeooo:rsid="002ee593" officeooo:paragraph-rsid="00e19bc4" style:font-size-asian="15pt" style:font-weight-asian="normal" style:font-size-complex="15pt" style:font-weight-complex="normal"/>
    </style:style>
    <style:style style:name="P69" style:family="paragraph" style:parent-style-name="Standard">
      <style:text-properties fo:color="#000000" loext:opacity="100%" fo:font-size="15pt" fo:font-weight="normal" officeooo:rsid="002ee593" officeooo:paragraph-rsid="00ffac0f" style:font-size-asian="15pt" style:font-weight-asian="normal" style:font-size-complex="15pt" style:font-weight-complex="normal"/>
    </style:style>
    <style:style style:name="P70" style:family="paragraph" style:parent-style-name="Standard">
      <style:text-properties fo:color="#000000" loext:opacity="100%" fo:font-size="15pt" fo:font-weight="normal" officeooo:rsid="002ee593" officeooo:paragraph-rsid="0103bed9" style:font-size-asian="15pt" style:font-weight-asian="normal" style:font-size-complex="15pt" style:font-weight-complex="normal"/>
    </style:style>
    <style:style style:name="P71" style:family="paragraph" style:parent-style-name="Standard">
      <style:text-properties fo:color="#000000" loext:opacity="100%" fo:font-size="15pt" fo:font-weight="normal" officeooo:rsid="002ee593" officeooo:paragraph-rsid="01077e47" style:font-size-asian="15pt" style:font-weight-asian="normal" style:font-size-complex="15pt" style:font-weight-complex="normal"/>
    </style:style>
    <style:style style:name="P72" style:family="paragraph" style:parent-style-name="Standard">
      <style:text-properties fo:color="#000000" loext:opacity="100%" fo:font-size="15pt" fo:font-weight="normal" officeooo:rsid="002ee593" officeooo:paragraph-rsid="010b346a" style:font-size-asian="15pt" style:font-weight-asian="normal" style:font-size-complex="15pt" style:font-weight-complex="normal"/>
    </style:style>
    <style:style style:name="P73" style:family="paragraph" style:parent-style-name="Standard">
      <style:text-properties fo:color="#000000" loext:opacity="100%" fo:font-size="15pt" fo:font-weight="normal" officeooo:rsid="002ee593" officeooo:paragraph-rsid="010e162b" style:font-size-asian="15pt" style:font-weight-asian="normal" style:font-size-complex="15pt" style:font-weight-complex="normal"/>
    </style:style>
    <style:style style:name="P74" style:family="paragraph" style:parent-style-name="Standard">
      <style:text-properties fo:color="#000000" loext:opacity="100%" fo:font-size="15pt" fo:font-weight="normal" officeooo:rsid="002ee593" officeooo:paragraph-rsid="0119a9f3" style:font-size-asian="15pt" style:font-weight-asian="normal" style:font-size-complex="15pt" style:font-weight-complex="normal"/>
    </style:style>
    <style:style style:name="P75" style:family="paragraph" style:parent-style-name="Standard">
      <style:text-properties fo:color="#000000" loext:opacity="100%" fo:font-size="15pt" fo:font-weight="normal" officeooo:rsid="002ee593" officeooo:paragraph-rsid="011a97fa" style:font-size-asian="15pt" style:font-weight-asian="normal" style:font-size-complex="15pt" style:font-weight-complex="normal"/>
    </style:style>
    <style:style style:name="P76" style:family="paragraph" style:parent-style-name="Standard">
      <style:text-properties fo:color="#000000" loext:opacity="100%" fo:font-size="15pt" fo:font-weight="normal" officeooo:rsid="00e76d35" officeooo:paragraph-rsid="00e76d35" style:font-size-asian="15pt" style:font-weight-asian="normal" style:font-size-complex="15pt" style:font-weight-complex="normal"/>
    </style:style>
    <style:style style:name="P77" style:family="paragraph" style:parent-style-name="Standard">
      <style:text-properties fo:color="#000000" loext:opacity="100%" fo:font-size="15pt" fo:font-weight="normal" officeooo:rsid="00f8a11b" officeooo:paragraph-rsid="00f8a11b" style:font-size-asian="15pt" style:font-weight-asian="normal" style:font-size-complex="15pt" style:font-weight-complex="normal"/>
    </style:style>
    <style:style style:name="P78" style:family="paragraph" style:parent-style-name="Standard">
      <style:text-properties fo:color="#000000" loext:opacity="100%" fo:font-size="15pt" fo:font-weight="normal" officeooo:rsid="00fa827e" officeooo:paragraph-rsid="00fa827e" style:font-size-asian="15pt" style:font-weight-asian="normal" style:font-size-complex="15pt" style:font-weight-complex="normal"/>
    </style:style>
    <style:style style:name="P79" style:family="paragraph" style:parent-style-name="Standard">
      <style:text-properties fo:color="#000000" loext:opacity="100%" fo:font-size="15pt" fo:font-weight="normal" officeooo:rsid="010c338a" officeooo:paragraph-rsid="010c338a" style:font-size-asian="15pt" style:font-weight-asian="normal" style:font-size-complex="15pt" style:font-weight-complex="normal"/>
    </style:style>
    <style:style style:name="P80" style:family="paragraph" style:parent-style-name="Standard">
      <style:text-properties fo:color="#000000" loext:opacity="100%" fo:font-size="15pt" officeooo:rsid="002ee593" officeooo:paragraph-rsid="00534452" style:font-size-asian="15pt" style:font-size-complex="15pt"/>
    </style:style>
    <style:style style:name="P81" style:family="paragraph" style:parent-style-name="Standard">
      <style:text-properties fo:color="#000000" loext:opacity="100%" fo:font-size="15pt" officeooo:rsid="002ee593" officeooo:paragraph-rsid="0096aa60" style:font-size-asian="15pt" style:font-size-complex="15pt"/>
    </style:style>
    <style:style style:name="P82" style:family="paragraph" style:parent-style-name="Standard">
      <style:text-properties fo:color="#000000" loext:opacity="100%" fo:font-size="15pt" officeooo:rsid="002ee593" officeooo:paragraph-rsid="00ddb572" style:font-size-asian="15pt" style:font-size-complex="15pt"/>
    </style:style>
    <style:style style:name="P83" style:family="paragraph" style:parent-style-name="Standard">
      <style:text-properties fo:color="#000000" loext:opacity="100%" fo:font-size="15pt" officeooo:rsid="002ee593" officeooo:paragraph-rsid="00e9666f" style:font-size-asian="15pt" style:font-size-complex="15pt"/>
    </style:style>
    <style:style style:name="P84" style:family="paragraph" style:parent-style-name="Standard">
      <style:text-properties fo:color="#000000" loext:opacity="100%" fo:font-size="15pt" officeooo:rsid="002ee593" officeooo:paragraph-rsid="00eab3e5" style:font-size-asian="15pt" style:font-size-complex="15pt"/>
    </style:style>
    <style:style style:name="P85" style:family="paragraph" style:parent-style-name="Standard">
      <style:text-properties fo:color="#000000" loext:opacity="100%" fo:font-size="15pt" officeooo:rsid="002ee593" officeooo:paragraph-rsid="00ef8d40" style:font-size-asian="15pt" style:font-size-complex="15pt"/>
    </style:style>
    <style:style style:name="P86" style:family="paragraph" style:parent-style-name="Standard">
      <style:text-properties fo:color="#000000" loext:opacity="100%" fo:font-size="15pt" officeooo:rsid="002ee593" officeooo:paragraph-rsid="00f06485" style:font-size-asian="15pt" style:font-size-complex="15pt"/>
    </style:style>
    <style:style style:name="P87" style:family="paragraph" style:parent-style-name="Standard">
      <style:text-properties fo:color="#000000" loext:opacity="100%" fo:font-size="15pt" officeooo:rsid="002ee593" officeooo:paragraph-rsid="00f222bb" style:font-size-asian="15pt" style:font-size-complex="15pt"/>
    </style:style>
    <style:style style:name="P88" style:family="paragraph" style:parent-style-name="Standard">
      <style:text-properties fo:color="#000000" loext:opacity="100%" fo:font-size="15pt" officeooo:rsid="002ee593" officeooo:paragraph-rsid="011579ba" style:font-size-asian="15pt" style:font-size-complex="15pt"/>
    </style:style>
    <style:style style:name="P89" style:family="paragraph" style:parent-style-name="Standard">
      <style:text-properties fo:color="#000000" loext:opacity="100%" fo:font-size="15pt" officeooo:rsid="002ee593" officeooo:paragraph-rsid="0119a9f3" style:font-size-asian="15pt" style:font-size-complex="15pt"/>
    </style:style>
    <style:style style:name="P90" style:family="paragraph" style:parent-style-name="Standard">
      <style:text-properties fo:color="#000000" loext:opacity="100%" fo:font-size="15pt" officeooo:rsid="0056857a" officeooo:paragraph-rsid="0096aa60" style:font-size-asian="15pt" style:font-size-complex="15pt"/>
    </style:style>
    <style:style style:name="P91" style:family="paragraph" style:parent-style-name="Standard">
      <style:text-properties fo:color="#000000" loext:opacity="100%" fo:font-size="15pt" officeooo:rsid="001212c3" officeooo:paragraph-rsid="00534452" style:font-size-asian="15pt" style:font-size-complex="15pt"/>
    </style:style>
    <style:style style:name="P92" style:family="paragraph" style:parent-style-name="Standard">
      <style:text-properties fo:color="#2a6099" loext:opacity="100%" fo:font-size="15pt" fo:font-weight="normal" officeooo:rsid="00dff8da" officeooo:paragraph-rsid="00dff8da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064f" style:font-weight-asian="bold" style:font-weight-complex="bold"/>
    </style:style>
    <style:style style:name="T3" style:family="text">
      <style:text-properties fo:font-weight="bold" officeooo:rsid="003a804c" style:font-weight-asian="bold" style:font-weight-complex="bold"/>
    </style:style>
    <style:style style:name="T4" style:family="text">
      <style:text-properties fo:font-weight="bold" officeooo:rsid="003bd21c" style:font-weight-asian="bold" style:font-weight-complex="bold"/>
    </style:style>
    <style:style style:name="T5" style:family="text">
      <style:text-properties fo:font-weight="bold" officeooo:rsid="003e9440" style:font-weight-asian="bold" style:font-weight-complex="bold"/>
    </style:style>
    <style:style style:name="T6" style:family="text">
      <style:text-properties fo:font-weight="bold" officeooo:rsid="00452eba" style:font-weight-asian="bold" style:font-weight-complex="bold"/>
    </style:style>
    <style:style style:name="T7" style:family="text">
      <style:text-properties fo:font-weight="bold" officeooo:rsid="00490602" style:font-weight-asian="bold" style:font-weight-complex="bold"/>
    </style:style>
    <style:style style:name="T8" style:family="text">
      <style:text-properties fo:font-weight="bold" officeooo:rsid="004c14ec" style:font-weight-asian="bold" style:font-weight-complex="bold"/>
    </style:style>
    <style:style style:name="T9" style:family="text">
      <style:text-properties fo:font-weight="bold" officeooo:rsid="00534452" style:font-weight-asian="bold" style:font-weight-complex="bold"/>
    </style:style>
    <style:style style:name="T10" style:family="text">
      <style:text-properties fo:font-weight="bold" officeooo:rsid="00598685" style:font-weight-asian="bold" style:font-weight-complex="bold"/>
    </style:style>
    <style:style style:name="T11" style:family="text">
      <style:text-properties fo:font-weight="bold" officeooo:rsid="005f01cd" style:font-weight-asian="bold" style:font-weight-complex="bold"/>
    </style:style>
    <style:style style:name="T12" style:family="text">
      <style:text-properties fo:font-weight="bold" officeooo:rsid="00941c7d" style:font-weight-asian="bold" style:font-weight-complex="bold"/>
    </style:style>
    <style:style style:name="T13" style:family="text">
      <style:text-properties fo:font-weight="bold" officeooo:rsid="00a39a1a" style:font-weight-asian="bold" style:font-weight-complex="bold"/>
    </style:style>
    <style:style style:name="T14" style:family="text">
      <style:text-properties fo:font-weight="bold" officeooo:rsid="00bc42c2" style:font-weight-asian="bold" style:font-weight-complex="bold"/>
    </style:style>
    <style:style style:name="T15" style:family="text">
      <style:text-properties fo:font-weight="bold" officeooo:rsid="00ccc78e" style:font-weight-asian="bold" style:font-weight-complex="bold"/>
    </style:style>
    <style:style style:name="T16" style:family="text">
      <style:text-properties fo:font-weight="bold" officeooo:rsid="00d143cc" style:font-weight-asian="bold" style:font-weight-complex="bold"/>
    </style:style>
    <style:style style:name="T17" style:family="text">
      <style:text-properties fo:font-weight="bold" officeooo:rsid="00d27de2" style:font-weight-asian="bold" style:font-weight-complex="bold"/>
    </style:style>
    <style:style style:name="T18" style:family="text">
      <style:text-properties fo:font-weight="bold" officeooo:rsid="00d35b24" style:font-weight-asian="bold" style:font-weight-complex="bold"/>
    </style:style>
    <style:style style:name="T19" style:family="text">
      <style:text-properties fo:font-weight="bold" officeooo:rsid="00dff8da" style:font-weight-asian="bold" style:font-weight-complex="bold"/>
    </style:style>
    <style:style style:name="T20" style:family="text">
      <style:text-properties fo:font-weight="bold" officeooo:rsid="00e6b2be" style:font-weight-asian="bold" style:font-weight-complex="bold"/>
    </style:style>
    <style:style style:name="T21" style:family="text">
      <style:text-properties fo:font-weight="bold" officeooo:rsid="00ea08ba" style:font-weight-asian="bold" style:font-weight-complex="bold"/>
    </style:style>
    <style:style style:name="T22" style:family="text">
      <style:text-properties fo:font-weight="bold" officeooo:rsid="00f2c5c8" style:font-weight-asian="bold" style:font-weight-complex="bold"/>
    </style:style>
    <style:style style:name="T23" style:family="text">
      <style:text-properties fo:font-weight="bold" officeooo:rsid="00fc1c82" style:font-weight-asian="bold" style:font-weight-complex="bold"/>
    </style:style>
    <style:style style:name="T24" style:family="text">
      <style:text-properties fo:font-weight="bold" officeooo:rsid="00ffac0f" style:font-weight-asian="bold" style:font-weight-complex="bold"/>
    </style:style>
    <style:style style:name="T25" style:family="text">
      <style:text-properties fo:font-weight="bold" officeooo:rsid="01062a7b" style:font-weight-asian="bold" style:font-weight-complex="bold"/>
    </style:style>
    <style:style style:name="T26" style:family="text">
      <style:text-properties fo:font-weight="bold" officeooo:rsid="010b346a" style:font-weight-asian="bold" style:font-weight-complex="bold"/>
    </style:style>
    <style:style style:name="T27" style:family="text">
      <style:text-properties fo:font-weight="bold" officeooo:rsid="01094293" style:font-weight-asian="bold" style:font-weight-complex="bold"/>
    </style:style>
    <style:style style:name="T28" style:family="text">
      <style:text-properties fo:font-weight="bold" officeooo:rsid="00e19bc4" style:font-weight-asian="bold" style:font-weight-complex="bold"/>
    </style:style>
    <style:style style:name="T29" style:family="text">
      <style:text-properties fo:font-weight="bold" officeooo:rsid="01027058" style:font-weight-asian="bold" style:font-weight-complex="bold"/>
    </style:style>
    <style:style style:name="T30" style:family="text">
      <style:text-properties fo:font-weight="bold" officeooo:rsid="010e162b" style:font-weight-asian="bold" style:font-weight-complex="bold"/>
    </style:style>
    <style:style style:name="T31" style:family="text">
      <style:text-properties fo:font-weight="bold" officeooo:rsid="00ef8d40" style:font-weight-asian="bold" style:font-weight-complex="bold"/>
    </style:style>
    <style:style style:name="T32" style:family="text">
      <style:text-properties fo:font-weight="bold" officeooo:rsid="00efdc41" style:font-weight-asian="bold" style:font-weight-complex="bold"/>
    </style:style>
    <style:style style:name="T33" style:family="text">
      <style:text-properties fo:font-weight="bold" officeooo:rsid="00eab3e5" style:font-weight-asian="bold" style:font-weight-complex="bold"/>
    </style:style>
    <style:style style:name="T34" style:family="text">
      <style:text-properties fo:font-weight="bold" officeooo:rsid="00f222bb" style:font-weight-asian="bold" style:font-weight-complex="bold"/>
    </style:style>
    <style:style style:name="T35" style:family="text">
      <style:text-properties fo:font-weight="bold" officeooo:rsid="00fbc525" style:font-weight-asian="bold" style:font-weight-complex="bold"/>
    </style:style>
    <style:style style:name="T36" style:family="text">
      <style:text-properties fo:font-weight="bold" officeooo:rsid="0119a9f3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56857a" style:font-weight-asian="normal" style:font-weight-complex="normal"/>
    </style:style>
    <style:style style:name="T39" style:family="text">
      <style:text-properties fo:font-weight="normal" officeooo:rsid="00ae098a" style:font-weight-asian="normal" style:font-weight-complex="normal"/>
    </style:style>
    <style:style style:name="T40" style:family="text">
      <style:text-properties officeooo:rsid="0031064f"/>
    </style:style>
    <style:style style:name="T41" style:family="text">
      <style:text-properties officeooo:rsid="003160de"/>
    </style:style>
    <style:style style:name="T42" style:family="text">
      <style:text-properties officeooo:rsid="00341275"/>
    </style:style>
    <style:style style:name="T43" style:family="text">
      <style:text-properties officeooo:rsid="00370694"/>
    </style:style>
    <style:style style:name="T44" style:family="text">
      <style:text-properties officeooo:rsid="0037d998"/>
    </style:style>
    <style:style style:name="T45" style:family="text">
      <style:text-properties officeooo:rsid="003a804c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font-size="14pt" officeooo:rsid="003a804c" style:font-size-asian="14pt" style:font-size-complex="14pt"/>
    </style:style>
    <style:style style:name="T48" style:family="text">
      <style:text-properties fo:font-size="14pt" officeooo:rsid="00434aa7" style:font-size-asian="14pt" style:font-size-complex="14pt"/>
    </style:style>
    <style:style style:name="T49" style:family="text">
      <style:text-properties fo:font-size="14pt" officeooo:rsid="00468f8e" style:font-size-asian="14pt" style:font-size-complex="14pt"/>
    </style:style>
    <style:style style:name="T50" style:family="text">
      <style:text-properties fo:font-size="14pt" officeooo:rsid="00497b2e" style:font-size-asian="14pt" style:font-size-complex="14pt"/>
    </style:style>
    <style:style style:name="T51" style:family="text">
      <style:text-properties fo:font-size="14pt" officeooo:rsid="0050cf6b" style:font-size-asian="14pt" style:font-size-complex="14pt"/>
    </style:style>
    <style:style style:name="T52" style:family="text">
      <style:text-properties fo:font-size="14pt" officeooo:rsid="0050e5db" style:font-size-asian="14pt" style:font-size-complex="14pt"/>
    </style:style>
    <style:style style:name="T53" style:family="text">
      <style:text-properties fo:font-size="14pt" officeooo:rsid="0053e669" style:font-size-asian="14pt" style:font-size-complex="14pt"/>
    </style:style>
    <style:style style:name="T54" style:family="text">
      <style:text-properties fo:font-size="14pt" officeooo:rsid="00627cf5" style:font-size-asian="14pt" style:font-size-complex="14pt"/>
    </style:style>
    <style:style style:name="T55" style:family="text">
      <style:text-properties fo:font-size="14pt" officeooo:rsid="008377fc" style:font-size-asian="14pt" style:font-size-complex="14pt"/>
    </style:style>
    <style:style style:name="T56" style:family="text">
      <style:text-properties fo:font-size="14pt" officeooo:rsid="00cc1ef8" style:font-size-asian="14pt" style:font-size-complex="14pt"/>
    </style:style>
    <style:style style:name="T57" style:family="text">
      <style:text-properties fo:font-size="14pt" officeooo:rsid="00d8c3f7" style:font-size-asian="14pt" style:font-size-complex="14pt"/>
    </style:style>
    <style:style style:name="T58" style:family="text">
      <style:text-properties fo:font-size="14pt" fo:font-weight="bold" officeooo:rsid="00d8c3f7" style:font-size-asian="14pt" style:font-weight-asian="bold" style:font-size-complex="14pt" style:font-weight-complex="bold"/>
    </style:style>
    <style:style style:name="T59" style:family="text">
      <style:text-properties officeooo:rsid="003bd21c"/>
    </style:style>
    <style:style style:name="T60" style:family="text">
      <style:text-properties officeooo:rsid="003c5c29"/>
    </style:style>
    <style:style style:name="T61" style:family="text">
      <style:text-properties officeooo:rsid="003e6b8a"/>
    </style:style>
    <style:style style:name="T62" style:family="text">
      <style:text-properties officeooo:rsid="00402785"/>
    </style:style>
    <style:style style:name="T63" style:family="text">
      <style:text-properties officeooo:rsid="00452eba"/>
    </style:style>
    <style:style style:name="T64" style:family="text">
      <style:text-properties officeooo:rsid="00468f8e"/>
    </style:style>
    <style:style style:name="T65" style:family="text">
      <style:text-properties officeooo:rsid="00480ea7"/>
    </style:style>
    <style:style style:name="T66" style:family="text">
      <style:text-properties officeooo:rsid="00490602"/>
    </style:style>
    <style:style style:name="T67" style:family="text">
      <style:text-properties officeooo:rsid="00497b2e"/>
    </style:style>
    <style:style style:name="T68" style:family="text">
      <style:text-properties officeooo:rsid="004c14ec"/>
    </style:style>
    <style:style style:name="T69" style:family="text">
      <style:text-properties officeooo:rsid="004f0040"/>
    </style:style>
    <style:style style:name="T70" style:family="text">
      <style:text-properties officeooo:rsid="00507b00"/>
    </style:style>
    <style:style style:name="T71" style:family="text">
      <style:text-properties officeooo:rsid="00534452"/>
    </style:style>
    <style:style style:name="T72" style:family="text">
      <style:text-properties officeooo:rsid="0053e669"/>
    </style:style>
    <style:style style:name="T73" style:family="text">
      <style:text-properties officeooo:rsid="0055113f"/>
    </style:style>
    <style:style style:name="T74" style:family="text">
      <style:text-properties officeooo:rsid="0057d13e"/>
    </style:style>
    <style:style style:name="T75" style:family="text">
      <style:text-properties officeooo:rsid="006022ab"/>
    </style:style>
    <style:style style:name="T76" style:family="text">
      <style:text-properties officeooo:rsid="0060e756"/>
    </style:style>
    <style:style style:name="T77" style:family="text">
      <style:text-properties fo:font-style="italic" fo:font-weight="normal" officeooo:rsid="00687e07" style:font-style-asian="italic" style:font-weight-asian="normal" style:font-style-complex="italic" style:font-weight-complex="normal"/>
    </style:style>
    <style:style style:name="T78" style:family="text">
      <style:text-properties officeooo:rsid="006bdf0e"/>
    </style:style>
    <style:style style:name="T79" style:family="text">
      <style:text-properties officeooo:rsid="006cb019"/>
    </style:style>
    <style:style style:name="T80" style:family="text">
      <style:text-properties officeooo:rsid="0071e632"/>
    </style:style>
    <style:style style:name="T81" style:family="text">
      <style:text-properties officeooo:rsid="00434aa7"/>
    </style:style>
    <style:style style:name="T82" style:family="text">
      <style:text-properties officeooo:rsid="007b7d01"/>
    </style:style>
    <style:style style:name="T83" style:family="text">
      <style:text-properties officeooo:rsid="007ff6f0"/>
    </style:style>
    <style:style style:name="T84" style:family="text">
      <style:text-properties officeooo:rsid="008377fc"/>
    </style:style>
    <style:style style:name="T85" style:family="text">
      <style:text-properties officeooo:rsid="008470fc"/>
    </style:style>
    <style:style style:name="T86" style:family="text">
      <style:text-properties officeooo:rsid="0085f353"/>
    </style:style>
    <style:style style:name="T87" style:family="text">
      <style:text-properties officeooo:rsid="0096aa60"/>
    </style:style>
    <style:style style:name="T88" style:family="text">
      <style:text-properties officeooo:rsid="0099d614"/>
    </style:style>
    <style:style style:name="T89" style:family="text">
      <style:text-properties officeooo:rsid="009bd741"/>
    </style:style>
    <style:style style:name="T90" style:family="text">
      <style:text-properties officeooo:rsid="00a39a1a"/>
    </style:style>
    <style:style style:name="T91" style:family="text">
      <style:text-properties officeooo:rsid="00a622bb"/>
    </style:style>
    <style:style style:name="T92" style:family="text">
      <style:text-properties officeooo:rsid="00ac87b2"/>
    </style:style>
    <style:style style:name="T93" style:family="text">
      <style:text-properties officeooo:rsid="00ae521b"/>
    </style:style>
    <style:style style:name="T94" style:family="text">
      <style:text-properties officeooo:rsid="005f01cd"/>
    </style:style>
    <style:style style:name="T95" style:family="text">
      <style:text-properties officeooo:rsid="00b7977e"/>
    </style:style>
    <style:style style:name="T96" style:family="text">
      <style:text-properties officeooo:rsid="00b89b4d"/>
    </style:style>
    <style:style style:name="T97" style:family="text">
      <style:text-properties officeooo:rsid="00bda2d1"/>
    </style:style>
    <style:style style:name="T98" style:family="text">
      <style:text-properties fo:color="#81d41a" loext:opacity="100%" officeooo:rsid="00c2af97"/>
    </style:style>
    <style:style style:name="T99" style:family="text">
      <style:text-properties officeooo:rsid="00d9f8c2"/>
    </style:style>
    <style:style style:name="T100" style:family="text">
      <style:text-properties officeooo:rsid="00ddb572"/>
    </style:style>
    <style:style style:name="T101" style:family="text">
      <style:text-properties officeooo:rsid="00dff8da"/>
    </style:style>
    <style:style style:name="T102" style:family="text">
      <style:text-properties officeooo:rsid="00e19bc4"/>
    </style:style>
    <style:style style:name="T103" style:family="text">
      <style:text-properties officeooo:rsid="00e690a8"/>
    </style:style>
    <style:style style:name="T104" style:family="text">
      <style:text-properties officeooo:rsid="00f2c5c8"/>
    </style:style>
    <style:style style:name="T105" style:family="text">
      <style:text-properties officeooo:rsid="0103bed9"/>
    </style:style>
    <style:style style:name="T106" style:family="text">
      <style:text-properties officeooo:rsid="01046132"/>
    </style:style>
    <style:style style:name="T107" style:family="text">
      <style:text-properties officeooo:rsid="01062a7b"/>
    </style:style>
    <style:style style:name="T108" style:family="text">
      <style:text-properties officeooo:rsid="01077e47"/>
    </style:style>
    <style:style style:name="T109" style:family="text">
      <style:text-properties officeooo:rsid="010b346a"/>
    </style:style>
    <style:style style:name="T110" style:family="text">
      <style:text-properties officeooo:rsid="010e162b"/>
    </style:style>
    <style:style style:name="T111" style:family="text">
      <style:text-properties officeooo:rsid="01110b83"/>
    </style:style>
    <style:style style:name="T112" style:family="text">
      <style:text-properties officeooo:rsid="01129040"/>
    </style:style>
    <style:style style:name="T113" style:family="text">
      <style:text-properties officeooo:rsid="0112b395"/>
    </style:style>
    <style:style style:name="T114" style:family="text">
      <style:text-properties officeooo:rsid="011579ba"/>
    </style:style>
    <style:style style:name="T115" style:family="text">
      <style:text-properties officeooo:rsid="0119a9f3"/>
    </style:style>
    <style:style style:name="T116" style:family="text">
      <style:text-properties officeooo:rsid="011a97fa"/>
    </style:style>
    <style:style style:name="T117" style:family="text">
      <style:text-properties officeooo:rsid="011b8c91"/>
    </style:style>
    <style:style style:name="T118" style:family="text">
      <style:text-properties officeooo:rsid="011d7cf5"/>
    </style:style>
    <style:style style:name="T119" style:family="text">
      <style:text-properties officeooo:rsid="012035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0">Page Prise en main du microbit</text:p>
      <text:p text:style-name="P19"/>
      <text:p text:style-name="P19">Titre du module : <text:span text:style-name="T69">cours debutant microbit</text:span></text:p>
      <text:p text:style-name="P42">https://en.scratch-wiki.info/wiki/blocks#Block_Shapes</text:p>
      <text:p text:style-name="P28">------| Module Algo 0.<text:span text:style-name="T40">00</text:span> <text:span text:style-name="T2">anatomie du block</text:span><text:span text:style-name="T1"> </text:span></text:p>
      <text:p text:style-name="P4">------------| Paragraphe a)<text:span text:style-name="T41">presentation des catégorie par couleurs</text:span> </text:p>
      <text:p text:style-name="P4">------------| Paragraphe b)<text:span text:style-name="T43">signification contour du block, englober les block </text:span></text:p>
      <text:p text:style-name="P4">------------| Paragraphe c)<text:span text:style-name="T41">zone modification arrondie, zone hexagonal</text:span> <text:span text:style-name="T44">(remplacable, glissable)</text:span></text:p>
      <text:p text:style-name="P4">------------| Paragraphe d)<text:span text:style-name="T42">sélection de la liste de choix</text:span></text:p>
      <text:p text:style-name="P25"/>
      <text:p text:style-name="P24"/>
      <text:p text:style-name="P3">------| Module Algo 0.<text:span text:style-name="T40">1</text:span> <text:s/>? <text:span text:style-name="T3">montrer avec la facade microbit </text:span><text:span text:style-name="T77">(on modifie en framboise par exemple)</text:span></text:p>
      <text:p text:style-name="P3">------------| Paragraphe a) <text:span text:style-name="T78">montrer une image</text:span> <text:a xlink:type="simple" xlink:href="https://microbit.org/fr/projects/make-it-code-it/shining-sunbeams/" text:style-name="Internet_20_link" text:visited-style-name="Visited_20_Internet_20_Link">https://microbit.org/fr/projects/make-it-code-it/shining-sunbeams/</text:a></text:p>
      <text:p text:style-name="P3"/>
      <text:p text:style-name="P5">------------| Paragraphe b) <text:span text:style-name="T45">afficher une framboise + clignottement</text:span></text:p>
      <text:p text:style-name="P5"><text:a xlink:type="simple" xlink:href="https://microbit.org/fr/projects/make-it-code-it/animated-animals/" text:style-name="Internet_20_link" text:visited-style-name="Visited_20_Internet_20_Link">https://microbit.org/fr/projects/make-it-code-it/animated-animals/</text:a></text:p>
      <text:p text:style-name="P5"/>
      <text:p text:style-name="P5">------------| Paragraphe c) <text:s/><text:span text:style-name="T47">afficher une framboise + action touche A +clignottement</text:span></text:p>
      <text:p text:style-name="P5"><text:a xlink:type="simple" xlink:href="https://microbit.org/fr/projects/make-it-code-it/flashing-emotions/" text:style-name="Internet_20_link" text:visited-style-name="Visited_20_Internet_20_Link"><text:span text:style-name="T47">https://microbit.org/fr/projects/make-it-code-it/flashing-emotions/</text:span></text:a></text:p>
      <text:p text:style-name="P40"/>
      <text:p text:style-name="P3">------------| Paragraphe d) <text:span text:style-name="T45">afficher du texte</text:span></text:p>
      <text:p text:style-name="P3"><text:a xlink:type="simple" xlink:href="https://microbit.org/fr/projects/make-it-code-it/name-badge/" text:style-name="Internet_20_link" text:visited-style-name="Visited_20_Internet_20_Link">https://microbit.org/fr/projects/make-it-code-it/name-badge/</text:a></text:p>
      <text:p text:style-name="P3"/>
      <text:p text:style-name="P3"/>
      <text:p text:style-name="P6">------| Module Algo 0.<text:span text:style-name="T59">2</text:span> <text:s/>? <text:span text:style-name="T4">jouer avec les capteurs</text:span></text:p>
      <text:p text:style-name="P6">------------| Paragraphe a) <text:span text:style-name="T79">Quand on secoue on montre une image</text:span></text:p>
      <text:p text:style-name="P6"><text:a xlink:type="simple" xlink:href="https://microbit.org/fr/projects/make-it-code-it/get-silly/" text:style-name="Internet_20_link" text:visited-style-name="Visited_20_Internet_20_Link">https://microbit.org/fr/projects/make-it-code-it/get-silly/</text:a></text:p>
      <text:p text:style-name="P6"/>
      <text:p text:style-name="P6">------------| Paragraphe b) <text:span text:style-name="T59">quand le micro detecte du son faire une action</text:span></text:p>
      <text:p text:style-name="P11"><text:a xlink:type="simple" xlink:href="https://microbit.org/projects/make-it-code-it/get-silly/" text:style-name="Internet_20_link" text:visited-style-name="Visited_20_Internet_20_Link">https://microbit.org/projects/make-it-code-it/get-silly/</text:a></text:p>
      <text:p text:style-name="P11"/>
      <text:p text:style-name="P6">------------| Paragraphe c) <text:span text:style-name="T59">quand on appuye sur la touche tactile</text:span> <text:span text:style-name="T80">(on récup uniquement la partie block )</text:span></text:p>
      <text:p text:style-name="P6"><text:a xlink:type="simple" xlink:href="https://microbit.org/projects/make-it-code-it/clap-lights/" text:style-name="Internet_20_link" text:visited-style-name="Visited_20_Internet_20_Link">https://microbit.org/projects/make-it-code-it/clap-lights/</text:a></text:p>
      <text:p text:style-name="P6"/>
      <text:p text:style-name="P6">------------| Paragraphe d) <text:span text:style-name="T60">lecture température</text:span></text:p>
      <text:p text:style-name="P12"><text:a xlink:type="simple" xlink:href="https://microbit.org/fr/projects/make-it-code-it/touch-heart/" text:style-name="Internet_20_link" text:visited-style-name="Visited_20_Internet_20_Link">https://microbit.org/fr/projects/make-it-code-it/touch-heart/</text:a></text:p>
      <text:p text:style-name="P6"><text:a xlink:type="simple" xlink:href="https://www.c-sharpcorner.com/article/how-to-read-temperature-using-bbc-microbit/" text:style-name="Internet_20_link" text:visited-style-name="Visited_20_Internet_20_Link">https://www.c-sharpcorner.com/article/how-to-read-temperature-using-bbc-</text:a><text:soft-page-break/><text:a xlink:type="simple" xlink:href="https://www.c-sharpcorner.com/article/how-to-read-temperature-using-bbc-microbit/" text:style-name="Internet_20_link" text:visited-style-name="Visited_20_Internet_20_Link">microbit/</text:a></text:p>
      <text:p text:style-name="P6"/>
      <text:p text:style-name="P6"/>
      <text:p text:style-name="P39">------| Module Algo 0.<text:span text:style-name="T61">3</text:span> ? <text:span text:style-name="T12">faire </text:span><text:span text:style-name="T5">les boucles</text:span></text:p>
      <text:p text:style-name="P39">------------| Paragraphe a) <text:span text:style-name="T62">répéter fois</text:span></text:p>
      <text:p text:style-name="P6"><text:a xlink:type="simple" xlink:href="https://makecode.microbit.org/blocks/loops/repeat" text:style-name="Internet_20_link" text:visited-style-name="Visited_20_Internet_20_Link"><text:span text:style-name="T46">https://makecode.microbit.org/blocks/loops/repeat</text:span></text:a></text:p>
      <text:p text:style-name="P39"/>
      <text:p text:style-name="P39">------------| Paragraphe b) <text:span text:style-name="T62">tant que</text:span></text:p>
      <text:p text:style-name="P6"><text:a xlink:type="simple" xlink:href="https://makecode.microbit.org/blocks/loops/while" text:style-name="Internet_20_link" text:visited-style-name="Visited_20_Internet_20_Link"><text:span text:style-name="T46">https://makecode.microbit.org/blocks/loops/while</text:span></text:a></text:p>
      <text:p text:style-name="P39"/>
      <text:p text:style-name="P39">------------| Paragraphe c) <text:s/><text:span text:style-name="T81">chaque fois que</text:span></text:p>
      <text:p text:style-name="P6"><text:a xlink:type="simple" xlink:href="https://makecode.microbit.org/reference/loops/every-interval" text:style-name="Internet_20_link" text:visited-style-name="Visited_20_Internet_20_Link"><text:span text:style-name="T48">https://makecode.microbit.org/reference/loops/every-interval</text:span></text:a></text:p>
      <text:p text:style-name="P39"/>
      <text:p text:style-name="P39">------------| Paragraphe d) <text:span text:style-name="T82">inteval de temps</text:span></text:p>
      <text:p text:style-name="P3"><text:a xlink:type="simple" xlink:href="https://makecode.microbit.org/reference/loops/every-interval" text:style-name="Internet_20_link" text:visited-style-name="Visited_20_Internet_20_Link">https://makecode.microbit.org/reference/loops/every-interval</text:a></text:p>
      <text:p text:style-name="P3"/>
      <text:p text:style-name="P7">------| Module Algo 0.<text:span text:style-name="T63">4</text:span> ? <text:span text:style-name="T5">les </text:span><text:span text:style-name="T6">conditions</text:span></text:p>
      <text:p text:style-name="P7"><text:a xlink:type="simple" xlink:href="https://makecode.microbit.org/blocks/logic/if" text:style-name="Internet_20_link" text:visited-style-name="Visited_20_Internet_20_Link"><text:span text:style-name="T6">https://makecode.microbit.org/blocks/logic/if</text:span></text:a></text:p>
      <text:p text:style-name="P7">------------| Paragraphe a) <text:span text:style-name="T64">si et sinon</text:span></text:p>
      <text:p text:style-name="P14">------------| Paragraphe <text:span text:style-name="T86">b</text:span>) <text:span text:style-name="T85">si extention</text:span></text:p>
      <text:p text:style-name="P7">------------| Paragraphe <text:span text:style-name="T86">c</text:span>) <text:s/><text:span text:style-name="T83">egaliter</text:span><text:span text:style-name="T49"> entre nombre </text:span><text:span text:style-name="T55">et inégalité</text:span></text:p>
      <text:p text:style-name="P13">------------| Paragraphe <text:span text:style-name="T86">d</text:span>) <text:s/><text:span text:style-name="T84">plus grand ou égale ou plus petite ou égale</text:span></text:p>
      <text:p text:style-name="P7"/>
      <text:p text:style-name="P8">------| Module Algo 0.<text:span text:style-name="T65">5</text:span> ? <text:span text:style-name="T5">les </text:span><text:span text:style-name="T7">variables</text:span></text:p>
      <text:p text:style-name="P8"><text:a xlink:type="simple" xlink:href="https://microbit.org/projects/make-it-code-it/step-counter/" text:style-name="Internet_20_link" text:visited-style-name="Visited_20_Internet_20_Link"><text:span text:style-name="T7">https://microbit.org/projects/make-it-code-it/step-counter/</text:span></text:a></text:p>
      <text:p text:style-name="P18"><text:span text:style-name="T7">t</text:span><text:span text:style-name="T1">out est dans la vidéo pour la création de variable</text:span></text:p>
      <text:p text:style-name="P8">------------| Paragraphe a) <text:span text:style-name="T66">creation d’une variable</text:span></text:p>
      <text:p text:style-name="P8">------------| Paragraphe b) <text:span text:style-name="T67">lire variable</text:span></text:p>
      <text:p text:style-name="P8">------------| Paragraphe c) <text:s/><text:span text:style-name="T50">definir variable</text:span></text:p>
      <text:p text:style-name="P8">------------| Paragraphe d) <text:span text:style-name="T67">modifier variable</text:span></text:p>
      <text:p text:style-name="P8"/>
      <text:p text:style-name="P9">------| Module Algo 0.<text:span text:style-name="T68">6</text:span> ? <text:span text:style-name="T8">jouer avec la musique</text:span></text:p>
      <text:p text:style-name="P9">------------| Paragraphe a) <text:span text:style-name="T70">jouer une mélodie</text:span></text:p>
      <text:p text:style-name="P9"><text:a xlink:type="simple" xlink:href="https://microbit.org/fr/projects/make-it-code-it/make-some-noise/" text:style-name="Internet_20_link" text:visited-style-name="Visited_20_Internet_20_Link">https://microbit.org/fr/projects/make-it-code-it/make-some-noise/</text:a></text:p>
      <text:p text:style-name="P9"/>
      <text:p text:style-name="P9">------------| Paragraphe b) <text:s/><text:span text:style-name="T88">jouer plusieur note de musique </text:span></text:p>
      <text:p text:style-name="P9"><text:a xlink:type="simple" xlink:href="https://microbit.org/projects/make-it-code-it/simple-tilt-alarm/" text:style-name="Internet_20_link" text:visited-style-name="Visited_20_Internet_20_Link">https://microbit.org/projects/make-it-code-it/simple-tilt-alarm/</text:a></text:p>
      <text:p text:style-name="P9">------------| Paragraphe c) <text:s/><text:span text:style-name="T51">r</text:span><text:span text:style-name="T52">é</text:span><text:span text:style-name="T51">gler volume</text:span></text:p>
      <text:p text:style-name="P9"><text:a xlink:type="simple" xlink:href="https://support.microbit.org/support/solutions/articles/19000120590-mute-the-micro-bit-control-the-volume" text:style-name="Internet_20_link" text:visited-style-name="Visited_20_Internet_20_Link"><text:span text:style-name="T51">https://support.microbit.org/support/solutions/articles/19000120590-mute-the-micro-bit-control-the-volume</text:span></text:a></text:p>
      <text:p text:style-name="P41"/>
      <text:p text:style-name="P9">------------| Paragraphe d) <text:span text:style-name="T89">l’équaliseur du microphone</text:span></text:p>
      <text:p text:style-name="P9"><text:a xlink:type="simple" xlink:href="https://microbit.org/fr/projects/make-it-code-it/sound-meter/" text:style-name="Internet_20_link" text:visited-style-name="Visited_20_Internet_20_Link">https://microbit.org/fr/projects/make-it-code-it/sound-meter/</text:a></text:p>
      <text:p text:style-name="P9"><text:soft-page-break/></text:p>
      <text:p text:style-name="P9"/>
      <text:p text:style-name="P10">------| Module Algo 0.<text:span text:style-name="T71">7</text:span> ? <text:span text:style-name="T10">transmission entre 2 carte microbot filaire</text:span></text:p>
      <text:p text:style-name="P10"><text:a xlink:type="simple" xlink:href="https://microbit.nominetresearch.uk/networking-book-online/wiredcommunication/wiredcommunication/" text:style-name="Internet_20_link" text:visited-style-name="Visited_20_Internet_20_Link"><text:span text:style-name="T10">https://microbit.nominetresearch.uk/networking-book-online/wiredcommunication/wiredcommunication/</text:span></text:a></text:p>
      <text:p text:style-name="P26"/>
      <text:p text:style-name="P10">------------| Paragraphe a) <text:span text:style-name="T72">lire la broche P0 en branchant la patte 3V</text:span></text:p>
      <text:p text:style-name="P10">------------| <text:span text:style-name="T46">Paragraphe <text:s/>b) <text:s/></text:span><text:span text:style-name="T53">ecrire un 0 puis un 1 en patte P1 lecture avec un voltmetre</text:span></text:p>
      <text:p text:style-name="P10">------------| Paragraphe c) <text:span text:style-name="T72">afficher le résultat </text:span><text:s/><text:span text:style-name="T72">en facade 0 ou 1</text:span></text:p>
      <text:p text:style-name="P10">------------| Paragraphe d) <text:span text:style-name="T73">utiliser le port analogique</text:span></text:p>
      <text:p text:style-name="P10"/>
      <text:p text:style-name="P10">------| Module Algo 0.<text:span text:style-name="T74">8</text:span> ? <text:span text:style-name="T9">transmission entre 2 cartes microbit </text:span><text:span text:style-name="T10">par onde </text:span><text:span text:style-name="T15">radio <text:s/>ou bluetooth</text:span></text:p>
      <text:p text:style-name="P10"><text:a xlink:type="simple" xlink:href="https://microbit.org/projects/make-it-code-it/send-a-smile/" text:style-name="Internet_20_link" text:visited-style-name="Visited_20_Internet_20_Link"><text:span text:style-name="T10">https://microbit.org/projects/make-it-code-it/send-a-smile/</text:span></text:a></text:p>
      <text:p text:style-name="P37">piocher dedans :</text:p>
      <text:p text:style-name="P37"><text:a xlink:type="simple" xlink:href="https://www.instructables.com/Radio-Signals-on-Microbit/" text:style-name="Internet_20_link" text:visited-style-name="Visited_20_Internet_20_Link">https://www.instructables.com/Radio-Signals-on-Microbit/</text:a></text:p>
      <text:p text:style-name="P37"/>
      <text:p text:style-name="P10">------------| Paragraphe a) <text:span text:style-name="T91">comment transmettre une onde et envoyer un message</text:span></text:p>
      <text:p text:style-name="P10"><text:a xlink:type="simple" xlink:href="https://microbit.org/projects/make-it-code-it/send-a-smile/" text:style-name="Internet_20_link" text:visited-style-name="Visited_20_Internet_20_Link">https://microbit.org/projects/make-it-code-it/send-a-smile/</text:a></text:p>
      <text:p text:style-name="P10"/>
      <text:p text:style-name="P10"><text:a xlink:type="simple" xlink:href="https://microbit.hackster.io/anish78/communication-of-micro-bit-using-radio-signal-7b28ce" text:style-name="Internet_20_link" text:visited-style-name="Visited_20_Internet_20_Link">https://microbit.hackster.io/anish78/communication-of-micro-bit-using-radio-signal-7b28ce</text:a></text:p>
      <text:p text:style-name="P10"/>
      <text:p text:style-name="P10">https://school-it.info.unamur.be/wp-content/uploads/2018/07/Commu___Prof.pdf</text:p>
      <text:p text:style-name="P10"/>
      <text:p text:style-name="P10">------------| Paragraphe b) <text:span text:style-name="T91">comment recevoir une onde et reception du message</text:span></text:p>
      <text:p text:style-name="P10">------------| Paragraphe c)</text:p>
      <text:p text:style-name="P10"><text:a xlink:type="simple" xlink:href="https://www.elecfreaks.com/learn-en/microbitKit/motor_bit_smart_car/motor_bit_smart_car_case_06.html" text:style-name="Internet_20_link" text:visited-style-name="Visited_20_Internet_20_Link"><text:span text:style-name="T56">9. case 06 Bluetooth Control — ELECFREAKS WIKI</text:span></text:a><text:span text:style-name="T56"> </text:span></text:p>
      <text:p text:style-name="P10">------------| Paragraphe d)</text:p>
      <text:p text:style-name="P10"/>
      <text:p text:style-name="P17">------| Module Algo <text:span text:style-name="T93">exercice 0</text:span>.<text:span text:style-name="T92">9</text:span> ? <text:span text:style-name="T11">montrer icône sans utiliser le block montrer</text:span></text:p>
      <text:p text:style-name="P38"><text:span text:style-name="T94">P</text:span>as trouvé</text:p>
      <text:p text:style-name="P17">------------| Paragraphe a) <text:span text:style-name="T75">afficher un point sur la facade avec allumé x et y</text:span></text:p>
      <text:p text:style-name="P17">------------| Paragraphe b) <text:span text:style-name="T76">le faire clignoter</text:span></text:p>
      <text:p text:style-name="P17">------------| Paragraphe c) <text:s/><text:span text:style-name="T54">utiliser condition « alumé à x y »</text:span></text:p>
      <text:p text:style-name="P23">------------| <text:span text:style-name="T37">Paragraphe d) </text:span><text:span text:style-name="T38">faire un ping pong entre 2 microbit <text:s/>et jouer la note à chaque envoie </text:span><text:span text:style-name="T39">(chenilard va et vient comme k2000)</text:span></text:p>
      <text:p text:style-name="P27"><text:span text:style-name="T39">P</text:span><text:span text:style-name="T37">roposition de la solution</text:span></text:p>
      <text:p text:style-name="P36"/>
      <text:p text:style-name="P10"/>
      <text:p text:style-name="P1"><text:soft-page-break/></text:p>
      <text:p text:style-name="P1"/>
      <text:p text:style-name="P21">Page <text:span text:style-name="T71">microbit avancé</text:span></text:p>
      <text:p text:style-name="P22"/>
      <text:p text:style-name="P22">Titre du module : <text:span text:style-name="T69">cours mode avancé</text:span></text:p>
      <text:p text:style-name="P35"/>
      <text:p text:style-name="P66">------| Module Algo <text:span text:style-name="T87">1</text:span>.<text:span text:style-name="T101">0</text:span> ? <text:span text:style-name="T19">environnement développement avec python </text:span><text:span text:style-name="T20">&amp; importation</text:span></text:p>
      <text:p text:style-name="P66">------------| Paragraphe <text:span text:style-name="T97">a</text:span>) <text:span text:style-name="T19">editeur python</text:span></text:p>
      <text:p text:style-name="P66"><text:a xlink:type="simple" xlink:href="https://microbit.org/get-started/user-guide/python/" text:style-name="Internet_20_link" text:visited-style-name="Visited_20_Internet_20_Link">https://microbit.org/get-started/user-guide/python/</text:a></text:p>
      <text:p text:style-name="P46">utilisation de python avec l’editeur en ligne</text:p>
      <text:p text:style-name="P47"/>
      <text:p text:style-name="P66">------------| Paragraphe <text:span text:style-name="T101">b</text:span>)<text:span text:style-name="T1"> </text:span><text:span text:style-name="T19">editeur mu pour un développement plus rapide</text:span></text:p>
      <text:p text:style-name="P46">utilisation de python avec l’editeur hors ligne</text:p>
      <text:p text:style-name="P46"/>
      <text:p text:style-name="P68">------------| Paragraphe <text:span text:style-name="T102">c</text:span>) <text:span text:style-name="T28">editeur thonny python intégrer avec noobs.</text:span></text:p>
      <text:p text:style-name="P46"><text:a xlink:type="simple" xlink:href="https://techexplorations.com/guides/esp32/micropython-with-the-esp32/10-thonny-with-bbc-microbit/" text:style-name="Internet_20_link" text:visited-style-name="Visited_20_Internet_20_Link">MicroPython with the ESP32 guide series: Thonny IDE with BBC micro:bit (techexplorations.com)</text:a> </text:p>
      <text:p text:style-name="P46"/>
      <text:p text:style-name="P68">------------| Paragraphe <text:span text:style-name="T102">d</text:span>) <text:span text:style-name="T103">importation d’un module</text:span></text:p>
      <text:p text:style-name="P92"><text:a xlink:type="simple" xlink:href="https://support.microbit.org/support/solutions/articles/19000106811-adding-a-module-to-the-python-editor" text:style-name="Internet_20_link" text:visited-style-name="Visited_20_Internet_20_Link">Adding a module to the Python Editor : Help &amp; Support (microbit.org)</text:a> </text:p>
      <text:p text:style-name="P92"/>
      <text:p text:style-name="P92"/>
      <text:p text:style-name="P69">------| Module Algo <text:span text:style-name="T87">1</text:span>.<text:span text:style-name="T95">1</text:span> ? <text:span text:style-name="T29">le block avancé</text:span></text:p>
      <text:p text:style-name="P69"/>
      <text:p text:style-name="P70">------------| Paragraphe <text:span text:style-name="T97">a</text:span>) <text:span text:style-name="T105">la fonction </text:span><text:span text:style-name="T106">et les paramètre</text:span></text:p>
      <text:p text:style-name="P69"><text:a xlink:type="simple" xlink:href="https://makecode.microbit.org/courses/blocks-to-javascript/writing-functions" text:style-name="Internet_20_link" text:visited-style-name="Visited_20_Internet_20_Link"><text:span text:style-name="T24">https://makecode.microbit.org/courses/blocks-to-javascript/writing-functions</text:span></text:a></text:p>
      <text:p text:style-name="P49"><text:span text:style-name="T1">création de la fonction </text:span><text:span text:style-name="T25">en demandant l’argument</text:span></text:p>
      <text:p text:style-name="P49"><text:span text:style-name="T25"/></text:p>
      <text:p text:style-name="P71"><text:span text:style-name="T107">------------| Paragraphe </text:span><text:span text:style-name="T108">b</text:span><text:span text:style-name="T107">)</text:span><text:span text:style-name="T25"> </text:span><text:span text:style-name="T27">les tableaux</text:span></text:p>
      <text:p text:style-name="P71"><text:a xlink:type="simple" xlink:href="https://techno-melh.xyz/prototype-objet-connecte-3eme/co/microbit-tableau.html" text:style-name="Internet_20_link" text:visited-style-name="Visited_20_Internet_20_Link">https://techno-melh.xyz/prototype-objet-connecte-3eme/co/microbit-tableau.html</text:a></text:p>
      <text:p text:style-name="P50">utilisation des tableau avec les blocs</text:p>
      <text:p text:style-name="P92"/>
      <text:p text:style-name="P72"><text:span text:style-name="T107">------------| Paragraphe </text:span><text:span text:style-name="T109">c</text:span><text:span text:style-name="T107">) </text:span><text:span text:style-name="T26">déclaration des broches </text:span><text:span text:style-name="T30">sortie audio</text:span><text:span text:style-name="T26">:</text:span></text:p>
      <text:p text:style-name="P79"><text:a xlink:type="simple" xlink:href="https://makecode.microbit.org/reference/pins/set-audio-pin" text:style-name="Internet_20_link" text:visited-style-name="Visited_20_Internet_20_Link">set Audio Pin (microbit.org)</text:a> </text:p>
      <text:p text:style-name="P51">comment on détermine la broche audio</text:p>
      <text:p text:style-name="P79"/>
      <text:p text:style-name="P73"><text:span text:style-name="T107">------------| Paragraphe </text:span><text:span text:style-name="T110">d</text:span><text:span text:style-name="T107">) </text:span><text:span text:style-name="T30">utilisation d’un servo moteur :</text:span></text:p>
      <text:p text:style-name="P73"><text:a xlink:type="simple" xlink:href="https://support.microbit.org/support/solutions/articles/19000101864-using-a-servo-with-the-micro-bit#connecting" text:style-name="Internet_20_link" text:visited-style-name="Visited_20_Internet_20_Link">Using a servo with the micro:bit : Help &amp; Support (microbit.org)</text:a> </text:p>
      <text:p text:style-name="P51">Apprendre à initialiser et déclarer le sevo moteur</text:p>
      <text:p text:style-name="P66"><text:soft-page-break/><text:span text:style-name="T14"/></text:p>
      <text:p text:style-name="P66"><text:span text:style-name="T14"/></text:p>
      <text:p text:style-name="P31">------| Module Algo <text:span text:style-name="T87">1</text:span>.<text:span text:style-name="T111">2</text:span> ? <text:span text:style-name="T14">La sortie digital </text:span><text:span text:style-name="T16">et analogique </text:span><text:span text:style-name="T14">du microbit</text:span></text:p>
      <text:p text:style-name="P31"><text:span text:style-name="T8"/></text:p>
      <text:p text:style-name="P32">------------| Paragraphe <text:span text:style-name="T97">a</text:span>) <text:span text:style-name="T96">utiliser une sortie digital</text:span></text:p>
      <text:p text:style-name="P31"><text:a xlink:type="simple" xlink:href="https://support.microbit.org/support/solutions/articles/19000101863-connecting-an-led-to-the-micro-bit" text:style-name="Internet_20_link" text:visited-style-name="Visited_20_Internet_20_Link"><text:span text:style-name="T8">https://support.microbit.org/support/solutions/articles/19000101863-connecting-an-led-to-the-micro-bit</text:span></text:a></text:p>
      <text:p text:style-name="P44"><text:tab/>expliquer comment brancher la led dans le bon sense et choix de la résistance de protection</text:p>
      <text:p text:style-name="P57"/>
      <text:p text:style-name="P60">------------| Paragraphe b) utiliser l’entrer digital</text:p>
      <text:p text:style-name="P33"><text:a xlink:type="simple" xlink:href="https://makecode.microbit.org/reference/pins/digital-read-pin" text:style-name="Internet_20_link" text:visited-style-name="Visited_20_Internet_20_Link">https://makecode.microbit.org/reference/pins/digital-read-pin</text:a></text:p>
      <text:p text:style-name="P33"><text:tab/><text:span text:style-name="T98">comment on scrute l’entrer digital avec une boucle et une variable</text:span></text:p>
      <text:p text:style-name="P45"/>
      <text:p text:style-name="P61">------------| Paragraphe c) utiliser la sortie analog(singal PMW)</text:p>
      <text:p text:style-name="P34"><text:a xlink:type="simple" xlink:href="https://blog.adacore.com/ada-for-microbit-part-5-analog-output" text:style-name="Internet_20_link" text:visited-style-name="Visited_20_Internet_20_Link">https://blog.adacore.com/ada-for-microbit-part-5-analog-output</text:a></text:p>
      <text:p text:style-name="P48">découverte de la sortie analogique</text:p>
      <text:p text:style-name="P76"/>
      <text:p text:style-name="P62">------------| Paragraphe d) utiliser la entrer analogique</text:p>
      <text:p text:style-name="P62">https://xofe14.scenari-community.org/Publications/Formations/Formation_Microbit_Lycee/co/ExploiterEntreeAnalogique.html</text:p>
      <text:p text:style-name="P43">expliquer comment on fait pour lire un singal pwm .</text:p>
      <text:p text:style-name="P43"/>
      <text:p text:style-name="P58"/>
      <text:p text:style-name="P15">------| Module Algo <text:span text:style-name="T87">1</text:span>.<text:span text:style-name="T112">3</text:span> ? <text:span text:style-name="T8">jouer avec l</text:span><text:span text:style-name="T18">e</text:span><text:span text:style-name="T8"> </text:span><text:span text:style-name="T18">son</text:span></text:p>
      <text:p text:style-name="P15">------------| Paragraphe a) <text:span text:style-name="T87">utiliser la microbit comme générateur de fonction :</text:span></text:p>
      <text:p text:style-name="P90"><text:a xlink:type="simple" xlink:href="https://makecode.microbit.org/types/sound" text:style-name="Internet_20_link" text:visited-style-name="Visited_20_Internet_20_Link"><text:span text:style-name="T37">https://makecode.microbit.org/types/sound</text:span></text:a></text:p>
      <text:p text:style-name="P90"><text:span text:style-name="T37"/></text:p>
      <text:p text:style-name="P15">------------| Paragraphe b) <text:span text:style-name="T17">utiliser un buzzer externe.</text:span></text:p>
      <text:p text:style-name="P15"><text:a xlink:type="simple" xlink:href="https://www.robotique.tech/tutoriel/utiliser-le-buzzer-avec-microbit/" text:style-name="Internet_20_link" text:visited-style-name="Visited_20_Internet_20_Link">https://www.robotique.tech/tutoriel/utiliser-le-buzzer-avec-microbit/</text:a></text:p>
      <text:p text:style-name="P15"><text:a xlink:type="simple" xlink:href="https://coderdojoscotland.com/wp-content/uploads/2016/04/Musical-Microbit.pdf" text:style-name="Internet_20_link" text:visited-style-name="Visited_20_Internet_20_Link">https://coderdojoscotland.com/wp-content/uploads/2016/04/Musical-Microbit.pdf</text:a></text:p>
      <text:p text:style-name="P15"/>
      <text:p text:style-name="P15"/>
      <text:p text:style-name="P15">------------| Paragraphe c) <text:s/><text:span text:style-name="T58">détecteur de bruit :</text:span></text:p>
      <text:p text:style-name="P15"><text:a xlink:type="simple" xlink:href="https://www.master-robot.be/2021/09/29/microbit-detecteur-de-bruit/" text:style-name="Internet_20_link" text:visited-style-name="Visited_20_Internet_20_Link"><text:span text:style-name="T57">https://www.master-robot.be/2021/09/29/microbit-detecteur-de-bruit/</text:span></text:a></text:p>
      <text:p text:style-name="P15"><text:span text:style-name="T57"/></text:p>
      <text:p text:style-name="P15"><text:span text:style-name="T57"/></text:p>
      <text:p text:style-name="P66">------------| Paragraphe d) <text:span text:style-name="T19">créer sa symphonie avec python :</text:span></text:p>
      <text:p text:style-name="P66"><text:span text:style-name="T101">https://microbit-micropython.readthedocs.io/fr/latest/tutorials/music.html </text:span></text:p>
      <text:p text:style-name="P30"/>
      <text:p text:style-name="P83">------| Module Algo <text:span text:style-name="T87">1</text:span>.<text:span text:style-name="T113">4</text:span> ? <text:span text:style-name="T21">affichage </text:span><text:span text:style-name="T23">et protocole</text:span></text:p>
      <text:p text:style-name="P83"><text:soft-page-break/><text:span text:style-name="T21"/></text:p>
      <text:p text:style-name="P88">------------| Paragraphe <text:span text:style-name="T114">a</text:span>) <text:span text:style-name="T1"><text:s/></text:span><text:span text:style-name="T35">utilisation tableau et affichage :</text:span></text:p>
      <text:p text:style-name="P88"><text:a xlink:type="simple" xlink:href="https://microbit.org/projects/make-it-code-it/activity-array/" text:style-name="Internet_20_link" text:visited-style-name="Visited_20_Internet_20_Link">Activity array | micro:bit (microbit.org)</text:a> </text:p>
      <text:p text:style-name="P56">Comment gérer unt tableau et afficher le résultat</text:p>
      <text:p text:style-name="P87"/>
      <text:p text:style-name="P87">------------| Paragraphe <text:span text:style-name="T114">b</text:span>)<text:span text:style-name="T1"> </text:span><text:span text:style-name="T31">commander </text:span><text:span text:style-name="T32">led</text:span><text:span text:style-name="T31"> RGB </text:span><text:span text:style-name="T32">à 3 anode</text:span><text:span text:style-name="T31">:</text:span></text:p>
      <text:p text:style-name="P87"><text:a xlink:type="simple" xlink:href="https://microbit.micro-log.com/luces-de-colores/" text:style-name="Internet_20_link" text:visited-style-name="Visited_20_Internet_20_Link">https://microbit.micro-log.com/luces-de-colores/</text:a></text:p>
      <text:p text:style-name="P54"><text:span text:style-name="T21">utiliser un led RGB à 4 pattes sans protoc</text:span><text:span text:style-name="T22">o</text:span><text:span text:style-name="T21">le</text:span></text:p>
      <text:p text:style-name="P54"><text:span text:style-name="T21"/></text:p>
      <text:p text:style-name="P84">------------| Paragraphe <text:span text:style-name="T114">c</text:span>) <text:span text:style-name="T33">commander un LCD <text:s/>monochorome en i2C :</text:span></text:p>
      <text:p text:style-name="P84"><text:a xlink:type="simple" xlink:href="https://tutorial.cytron.io/2019/05/23/i2c-lcd-using-microbit/" text:style-name="Internet_20_link" text:visited-style-name="Visited_20_Internet_20_Link">https://tutorial.cytron.io/2019/05/23/i2c-lcd-using-microbit/</text:a></text:p>
      <text:p text:style-name="P53">utiliser un ecran en cristaux liquide monochrome en <text:span text:style-name="T104">protocole </text:span>i2</text:p>
      <text:p text:style-name="P85"/>
      <text:p text:style-name="P86">------------| Paragraphe <text:span text:style-name="T114">d</text:span>)<text:span text:style-name="T34">commande ruban à led couleur :</text:span></text:p>
      <text:p text:style-name="P86"><text:a xlink:type="simple" xlink:href="https://microbit-micropython.readthedocs.io/en/v1.0.1/neopixel.html" text:style-name="Internet_20_link" text:visited-style-name="Visited_20_Internet_20_Link">https://microbit-micropython.readthedocs.io/en/v1.0.1/neopixel.html</text:a></text:p>
      <text:p text:style-name="P86"><text:a xlink:type="simple" xlink:href="https://support.microbit.org/support/solutions/articles/19000130206-using-neopixels-with-the-micro-bit" text:style-name="Internet_20_link" text:visited-style-name="Visited_20_Internet_20_Link">https://support.microbit.org/support/solutions/articles/19000130206-using-neopixels-with-the-micro-bit</text:a></text:p>
      <text:p text:style-name="P86"/>
      <text:p text:style-name="P55">utiliser le neopixel comme librairie</text:p>
      <text:p text:style-name="P30"/>
      <text:p text:style-name="P16">------| Module Algo <text:span text:style-name="T87">1</text:span>.<text:span text:style-name="T90">8</text:span> ? <text:span text:style-name="T13">la transmission radio avec python</text:span></text:p>
      <text:p text:style-name="P30"><text:a xlink:type="simple" xlink:href="https://jafine.github.io/microbit-2-way-radio-example.html" text:style-name="Internet_20_link" text:visited-style-name="Visited_20_Internet_20_Link">https://jafine.github.io/microbit-2-way-radio-example.html</text:a></text:p>
      <text:p text:style-name="P30"><text:a xlink:type="simple" xlink:href="https://learn.parallax.com/tutorials/robot/cyberbot/cybersecurity-radio-basics/make-microbit-radios-send-and-receive" text:style-name="Internet_20_link" text:visited-style-name="Visited_20_Internet_20_Link">https://learn.parallax.com/tutorials/robot/cyberbot/cybersecurity-radio-basics/make-microbit-radios-send-and-receive</text:a></text:p>
      <text:p text:style-name="P30"/>
      <text:p text:style-name="P89">------| Module Algo <text:span text:style-name="T87">1</text:span>.<text:span text:style-name="T115">5</text:span> ? <text:span text:style-name="T36">Le contrôle des événement :</text:span></text:p>
      <text:p text:style-name="P89"><text:span text:style-name="T36"/></text:p>
      <text:p text:style-name="P74"><text:span text:style-name="T115">------------| Paragraphe a)</text:span><text:span text:style-name="T116">horodatage |valuer de l’événement| <text:s/>remise à zero | attendre en microseconde</text:span></text:p>
      <text:p text:style-name="P52">comment utiliser ces 4 block (lien non trouvé)</text:p>
      <text:p text:style-name="P75"><text:span text:style-name="T115">------------| Paragraphe </text:span><text:span text:style-name="T116">b</text:span><text:span text:style-name="T117">)executer en arrière plan</text:span></text:p>
      <text:p text:style-name="P75"><text:a xlink:type="simple" xlink:href="https://makecode.microbit.org/v0/reference/control/in-background" text:style-name="Internet_20_link" text:visited-style-name="Visited_20_Internet_20_Link">Run In Background (microbit.org)</text:a> </text:p>
      <text:p text:style-name="P75"/>
      <text:p text:style-name="P75"><text:span text:style-name="T115">------------| Paragraphe </text:span><text:span text:style-name="T116">c</text:span><text:span text:style-name="T115">)</text:span><text:span text:style-name="T118">déclancher l’événement :</text:span></text:p>
      <text:p text:style-name="P75"><text:a xlink:type="simple" xlink:href="https://makecode.microbit.org/reference/input/on-button-pressed" text:style-name="Internet_20_link" text:visited-style-name="Visited_20_Internet_20_Link">On Button Pressed (microbit.org)</text:a> </text:p>
      <text:p text:style-name="P75"/>
      <text:p text:style-name="P75"><text:span text:style-name="T115">------------| Paragraphe </text:span><text:span text:style-name="T116">d</text:span><text:span text:style-name="T115">)</text:span><text:span text:style-name="T119">quand l’événement surgit :</text:span></text:p>
      <text:p text:style-name="P75"><text:a xlink:type="simple" xlink:href="https://makecode.microbit.org/reference/event-handler" text:style-name="Internet_20_link" text:visited-style-name="Visited_20_Internet_20_Link">event handler (microbit.org)</text:a> </text:p>
      <text:p text:style-name="P52"/>
      <text:p text:style-name="P30"/>
      <text:p text:style-name="P30"/>
      <text:p text:style-name="P59">Titre du module : Mode expert :</text:p>
      <text:p text:style-name="P64"><text:soft-page-break/></text:p>
      <text:p text:style-name="P82">------| Module Algo <text:span text:style-name="T100">2</text:span>.<text:span text:style-name="T99">2</text:span> ? <text:span text:style-name="T8">jouer avec l</text:span><text:span text:style-name="T18">e</text:span><text:span text:style-name="T8"> </text:span><text:span text:style-name="T18">son</text:span></text:p>
      <text:p text:style-name="P64"><text:a xlink:type="simple" xlink:href="https://www.kuriosity.sg/blog/tutorials/microbit-music-and-lights-kit" text:style-name="Internet_20_link" text:visited-style-name="Visited_20_Internet_20_Link">https://www.kuriosity.sg/blog/tutorials/microbit-music-and-lights-kit</text:a></text:p>
      <text:p text:style-name="P64"/>
      <text:p text:style-name="P77">led matrix + neopixel :</text:p>
      <text:p text:style-name="P77"><text:a xlink:type="simple" xlink:href="https://www.instructables.com/Microbit-LED-Matrix/" text:style-name="Internet_20_link" text:visited-style-name="Visited_20_Internet_20_Link">Micro:bit - LED Matrix : 14 Steps - Instructables</text:a> </text:p>
      <text:p text:style-name="P77"/>
      <text:p text:style-name="P78">matrix microbit unit :</text:p>
      <text:p text:style-name="P78">https://kitronik.co.uk/blogs/resources/building-the-bbc-microbit-matrix-display</text:p>
      <text:p text:style-name="P30"/>
      <text:p text:style-name="P35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eo </meta:initial-creator>
    <meta:creation-date>2022-11-07T17:09:28.35</meta:creation-date>
    <dc:date>2022-11-14T16:03:40.141000000</dc:date>
    <meta:editing-duration>P1DT2H21M49S</meta:editing-duration>
    <meta:editing-cycles>263</meta:editing-cycles>
    <meta:generator>LibreOffice/7.4.2.3$Windows_X86_64 LibreOffice_project/382eef1f22670f7f4118c8c2dd222ec7ad009daf</meta:generator>
    <meta:document-statistic meta:table-count="0" meta:image-count="0" meta:object-count="0" meta:page-count="7" meta:paragraph-count="163" meta:word-count="1080" meta:character-count="9555" meta:non-whitespace-character-count="8683"/>
  </office:meta>
</office:document-meta>
</file>